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54.19mm"/>
    </style:style>
    <style:style style:name="co4" style:family="table-column">
      <style:table-column-properties fo:break-before="auto" style:column-width="53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Dichte in 8 Jahren</text:p>
          </table:table-cell>
          <table:table-cell table:style-name="ce1"/>
          <table:table-cell table:style-name="ce1" office:value-type="string" calcext:value-type="string">
            <text:p>Dichte in 22 Jahren simuliert</text:p>
          </table:table-cell>
          <table:table-cell table:style-name="ce1" office:value-type="string" calcext:value-type="string">
            <text:p>Abschlag falls noch sinken</text:p>
          </table:table-cell>
          <table:table-cell table:style-name="ce1" table:number-columns-repeated="3"/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Bevölkerung</text:p>
          </table:table-cell>
          <table:table-cell table:style-name="ce1" office:value-type="string" calcext:value-type="string">
            <text:p>Dichte bis 2005</text:p>
          </table:table-cell>
          <table:table-cell table:style-name="ce1" office:value-type="string" calcext:value-type="string">
            <text:p>Dichte Bezüglich 2006-2013</text:p>
          </table:table-cell>
          <table:table-cell table:style-name="ce1" office:value-type="string" calcext:value-type="string">
            <text:p>Dichteänderung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  <table:table-cell office:value-type="float" office:value="7" calcext:value-type="float">
            <text:p>7</text:p>
          </table:table-cell>
          <table:table-cell office:value-type="float" office:value="4858979" calcext:value-type="float">
            <text:p>4858979</text:p>
          </table:table-cell>
          <table:table-cell office:value-type="float" office:value="0.00000144063186937009" calcext:value-type="float">
            <text:p>1,44063186937009E-06</text:p>
          </table:table-cell>
          <table:table-cell/>
          <table:table-cell table:formula="of:=[.$G$40]*[.E2:.E37]" office:value-type="float" office:value="0.00000396173764076775" calcext:value-type="float">
            <text:p>3,96173764076775E-06</text:p>
          </table:table-cell>
          <table:table-cell table:formula="of:=[.$H$40]*[.G2]" office:value-type="float" office:value="0.00000277321634853742" calcext:value-type="float">
            <text:p>2,77321634853742E-06</text:p>
          </table:table-cell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  <table:table-cell office:value-type="float" office:value="8" calcext:value-type="float">
            <text:p>8</text:p>
          </table:table-cell>
          <table:table-cell office:value-type="float" office:value="4858979" calcext:value-type="float">
            <text:p>4858979</text:p>
          </table:table-cell>
          <table:table-cell office:value-type="float" office:value="0.00000164643642213724" calcext:value-type="float">
            <text:p>1,64643642213724E-06</text:p>
          </table:table-cell>
          <table:table-cell table:formula="of:=[.O$40]*[.N2]" office:value-type="float" office:value="0.00000190739659504599" calcext:value-type="float">
            <text:p>1,90739659504599E-06</text:p>
          </table:table-cell>
          <table:table-cell table:formula="of:=[.H2]-[.O2]" office:value-type="float" office:value="0.000000865819753491431" calcext:value-type="float">
            <text:p>8,65819753491431E-07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onnecticut</text:p>
          </table:table-cell>
          <table:table-cell office:value-type="float" office:value="3" calcext:value-type="float">
            <text:p>3</text:p>
          </table:table-cell>
          <table:table-cell office:value-type="float" office:value="3590886" calcext:value-type="float">
            <text:p>3590886</text:p>
          </table:table-cell>
          <table:table-cell office:value-type="float" office:value="0.00000083544841022522" calcext:value-type="float">
            <text:p>8,3544841022522E-07</text:p>
          </table:table-cell>
          <table:table-cell/>
          <table:table-cell table:formula="of:=[.$G$40]*[.E7:.E42]" office:value-type="float" office:value="0.00000229748312811935" calcext:value-type="float">
            <text:p>2,29748312811935E-06</text:p>
          </table:table-cell>
          <table:table-cell table:formula="of:=[.$H$40]*[.G7]" office:value-type="float" office:value="0.00000160823818968355" calcext:value-type="float">
            <text:p>1,60823818968355E-06</text:p>
          </table:table-cell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Connecticut</text:p>
          </table:table-cell>
          <table:table-cell office:value-type="float" office:value="7" calcext:value-type="float">
            <text:p>7</text:p>
          </table:table-cell>
          <table:table-cell office:value-type="float" office:value="3590886" calcext:value-type="float">
            <text:p>3590886</text:p>
          </table:table-cell>
          <table:table-cell office:value-type="float" office:value="0.00000194937962385885" calcext:value-type="float">
            <text:p>1,94937962385885E-06</text:p>
          </table:table-cell>
          <table:table-cell table:formula="of:=[.O$40]*[.N7]" office:value-type="float" office:value="0.00000225835629424048" calcext:value-type="float">
            <text:p>2,25835629424048E-06</text:p>
          </table:table-cell>
          <table:table-cell table:formula="of:=[.H7]-[.O7]" office:value-type="float" office:value="-0.000000650118104556929" calcext:value-type="float">
            <text:p>-6,50118104556929E-07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  <table:table-cell office:value-type="float" office:value="40" calcext:value-type="float">
            <text:p>40</text:p>
          </table:table-cell>
          <table:table-cell office:value-type="float" office:value="20271272" calcext:value-type="float">
            <text:p>20271272</text:p>
          </table:table-cell>
          <table:table-cell office:value-type="float" office:value="0.00000197323581865016" calcext:value-type="float">
            <text:p>1,97323581865016E-06</text:p>
          </table:table-cell>
          <table:table-cell/>
          <table:table-cell table:formula="of:=[.$G$40]*[.E8:.E43]" office:value-type="float" office:value="0.00000542639850128794" calcext:value-type="float">
            <text:p>5,42639850128794E-06</text:p>
          </table:table-cell>
          <table:table-cell table:formula="of:=[.$H$40]*[.G8]" office:value-type="float" office:value="0.00000379847895090156" calcext:value-type="float">
            <text:p>3,79847895090156E-06</text:p>
          </table:table-cell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  <table:table-cell office:value-type="float" office:value="56" calcext:value-type="float">
            <text:p>56</text:p>
          </table:table-cell>
          <table:table-cell office:value-type="float" office:value="20271272" calcext:value-type="float">
            <text:p>20271272</text:p>
          </table:table-cell>
          <table:table-cell office:value-type="float" office:value="0.00000276253014611022" calcext:value-type="float">
            <text:p>2,76253014611022E-06</text:p>
          </table:table-cell>
          <table:table-cell table:formula="of:=[.O$40]*[.N8]" office:value-type="float" office:value="0.00000320039117426869" calcext:value-type="float">
            <text:p>3,20039117426869E-06</text:p>
          </table:table-cell>
          <table:table-cell table:formula="of:=[.H8]-[.O8]" office:value-type="float" office:value="0.000000598087776632868" calcext:value-type="float">
            <text:p>5,98087776632868E-0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eorgia</text:p>
          </table:table-cell>
          <table:table-cell office:value-type="float" office:value="15" calcext:value-type="float">
            <text:p>15</text:p>
          </table:table-cell>
          <table:table-cell office:value-type="float" office:value="10214860" calcext:value-type="float">
            <text:p>10214860</text:p>
          </table:table-cell>
          <table:table-cell office:value-type="float" office:value="0.00000146844890678874" calcext:value-type="float">
            <text:p>1,46844890678874E-06</text:p>
          </table:table-cell>
          <table:table-cell/>
          <table:table-cell table:formula="of:=[.$G$40]*[.E9:.E44]" office:value-type="float" office:value="0.00000403823449366903" calcext:value-type="float">
            <text:p>4,03823449366903E-06</text:p>
          </table:table-cell>
          <table:table-cell table:formula="of:=[.$H$40]*[.G9]" office:value-type="float" office:value="0.00000282676414556832" calcext:value-type="float">
            <text:p>2,82676414556832E-06</text:p>
          </table:table-cell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Georgia</text:p>
          </table:table-cell>
          <table:table-cell office:value-type="float" office:value="21" calcext:value-type="float">
            <text:p>21</text:p>
          </table:table-cell>
          <table:table-cell office:value-type="float" office:value="10214860" calcext:value-type="float">
            <text:p>10214860</text:p>
          </table:table-cell>
          <table:table-cell office:value-type="float" office:value="0.00000205582846950423" calcext:value-type="float">
            <text:p>2,05582846950423E-06</text:p>
          </table:table-cell>
          <table:table-cell table:formula="of:=[.O$40]*[.N9]" office:value-type="float" office:value="0.00000238167728192065" calcext:value-type="float">
            <text:p>2,38167728192065E-06</text:p>
          </table:table-cell>
          <table:table-cell table:formula="of:=[.H9]-[.O9]" office:value-type="float" office:value="0.000000445086863647674" calcext:value-type="float">
            <text:p>4,45086863647674E-07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  <table:table-cell office:value-type="float" office:value="5" calcext:value-type="float">
            <text:p>5</text:p>
          </table:table-cell>
          <table:table-cell office:value-type="float" office:value="6619680" calcext:value-type="float">
            <text:p>6619680</text:p>
          </table:table-cell>
          <table:table-cell office:value-type="float" office:value="0.000000755323520170159" calcext:value-type="float">
            <text:p>7,55323520170159E-07</text:p>
          </table:table-cell>
          <table:table-cell/>
          <table:table-cell table:formula="of:=[.$G$40]*[.E12:.E47]" office:value-type="float" office:value="0.00000207713968046794" calcext:value-type="float">
            <text:p>2,07713968046794E-06</text:p>
          </table:table-cell>
          <table:table-cell table:formula="of:=[.$H$40]*[.G12]" office:value-type="float" office:value="0.00000145399777632756" calcext:value-type="float">
            <text:p>1,45399777632756E-0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  <table:table-cell office:value-type="float" office:value="6" calcext:value-type="float">
            <text:p>6</text:p>
          </table:table-cell>
          <table:table-cell office:value-type="float" office:value="6619680" calcext:value-type="float">
            <text:p>6619680</text:p>
          </table:table-cell>
          <table:table-cell office:value-type="float" office:value="0.000000906388224204191" calcext:value-type="float">
            <text:p>9,06388224204191E-07</text:p>
          </table:table-cell>
          <table:table-cell table:formula="of:=[.O$40]*[.N12]" office:value-type="float" office:value="0.00000105005075774056" calcext:value-type="float">
            <text:p>1,05005075774056E-06</text:p>
          </table:table-cell>
          <table:table-cell table:formula="of:=[.H12]-[.O12]" office:value-type="float" office:value="0.000000403947018587001" calcext:value-type="float">
            <text:p>4,03947018587001E-0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entucky</text:p>
          </table:table-cell>
          <table:table-cell office:value-type="float" office:value="4" calcext:value-type="float">
            <text:p>4</text:p>
          </table:table-cell>
          <table:table-cell office:value-type="float" office:value="4425092" calcext:value-type="float">
            <text:p>4425092</text:p>
          </table:table-cell>
          <table:table-cell office:value-type="float" office:value="0.000000903936008562082" calcext:value-type="float">
            <text:p>9,03936008562082E-07</text:p>
          </table:table-cell>
          <table:table-cell/>
          <table:table-cell table:formula="of:=[.$G$40]*[.E14:.E49]" office:value-type="float" office:value="0.00000248582402354573" calcext:value-type="float">
            <text:p>2,48582402354573E-06</text:p>
          </table:table-cell>
          <table:table-cell table:formula="of:=[.$H$40]*[.G14]" office:value-type="float" office:value="0.00000174007681648201" calcext:value-type="float">
            <text:p>1,74007681648201E-06</text:p>
          </table:table-cell>
          <table:table-cell/>
          <table:table-cell office:value-type="string" calcext:value-type="string">
            <text:p>KY</text:p>
          </table:table-cell>
          <table:table-cell office:value-type="string" calcext:value-type="string">
            <text:p>Kentucky</text:p>
          </table:table-cell>
          <table:table-cell office:value-type="float" office:value="6" calcext:value-type="float">
            <text:p>6</text:p>
          </table:table-cell>
          <table:table-cell office:value-type="float" office:value="4425092" calcext:value-type="float">
            <text:p>4425092</text:p>
          </table:table-cell>
          <table:table-cell office:value-type="float" office:value="0.00000135590401284312" calcext:value-type="float">
            <text:p>1,35590401284312E-06</text:p>
          </table:table-cell>
          <table:table-cell table:formula="of:=[.O$40]*[.N14]" office:value-type="float" office:value="0.00000157081479887875" calcext:value-type="float">
            <text:p>1,57081479887875E-06</text:p>
          </table:table-cell>
          <table:table-cell table:formula="of:=[.H14]-[.O14]" office:value-type="float" office:value="0.000000169262017603253" calcext:value-type="float">
            <text:p>1,69262017603253E-0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ssachusetts</text:p>
          </table:table-cell>
          <table:table-cell office:value-type="float" office:value="9" calcext:value-type="float">
            <text:p>9</text:p>
          </table:table-cell>
          <table:table-cell office:value-type="float" office:value="6794422" calcext:value-type="float">
            <text:p>6794422</text:p>
          </table:table-cell>
          <table:table-cell office:value-type="float" office:value="0.00000132461598646655" calcext:value-type="float">
            <text:p>1,32461598646655E-06</text:p>
          </table:table-cell>
          <table:table-cell/>
          <table:table-cell table:formula="of:=[.$G$40]*[.E16:.E51]" office:value-type="float" office:value="0.00000364269396278301" calcext:value-type="float">
            <text:p>3,64269396278301E-06</text:p>
          </table:table-cell>
          <table:table-cell table:formula="of:=[.$H$40]*[.G16]" office:value-type="float" office:value="0.00000254988577394811" calcext:value-type="float">
            <text:p>2,54988577394811E-06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assachusetts</text:p>
          </table:table-cell>
          <table:table-cell office:value-type="float" office:value="10" calcext:value-type="float">
            <text:p>10</text:p>
          </table:table-cell>
          <table:table-cell office:value-type="float" office:value="6794422" calcext:value-type="float">
            <text:p>6794422</text:p>
          </table:table-cell>
          <table:table-cell office:value-type="float" office:value="0.00000147179554051838" calcext:value-type="float">
            <text:p>1,47179554051838E-06</text:p>
          </table:table-cell>
          <table:table-cell table:formula="of:=[.O$40]*[.N16]" office:value-type="float" office:value="0.00000170507513369054" calcext:value-type="float">
            <text:p>1,70507513369054E-06</text:p>
          </table:table-cell>
          <table:table-cell table:formula="of:=[.H16]-[.O16]" office:value-type="float" office:value="0.000000844810640257566" calcext:value-type="float">
            <text:p>8,44810640257566E-0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aryland</text:p>
          </table:table-cell>
          <table:table-cell office:value-type="float" office:value="14" calcext:value-type="float">
            <text:p>14</text:p>
          </table:table-cell>
          <table:table-cell office:value-type="float" office:value="6006401" calcext:value-type="float">
            <text:p>6006401</text:p>
          </table:table-cell>
          <table:table-cell office:value-type="float" office:value="0.00000233084670836995" calcext:value-type="float">
            <text:p>2,33084670836995E-06</text:p>
          </table:table-cell>
          <table:table-cell/>
          <table:table-cell table:formula="of:=[.$G$40]*[.E17:.E52]" office:value-type="float" office:value="0.00000640982844801736" calcext:value-type="float">
            <text:p>6,40982844801736E-06</text:p>
          </table:table-cell>
          <table:table-cell table:formula="of:=[.$H$40]*[.G17]" office:value-type="float" office:value="0.00000448687991361215" calcext:value-type="float">
            <text:p>4,48687991361215E-06</text:p>
          </table:table-cell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6006401" calcext:value-type="float">
            <text:p>6006401</text:p>
          </table:table-cell>
          <table:table-cell office:value-type="float" office:value="0.00000399573721434849" calcext:value-type="float">
            <text:p>3,99573721434849E-06</text:p>
          </table:table-cell>
          <table:table-cell table:formula="of:=[.O$40]*[.N17]" office:value-type="float" office:value="0.00000462906156282273" calcext:value-type="float">
            <text:p>4,62906156282273E-06</text:p>
          </table:table-cell>
          <table:table-cell table:formula="of:=[.H17]-[.O17]" office:value-type="float" office:value="-0.000000142181649210572" calcext:value-type="float">
            <text:p>-1,42181649210572E-07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  <table:table-cell office:value-type="float" office:value="15" calcext:value-type="float">
            <text:p>15</text:p>
          </table:table-cell>
          <table:table-cell office:value-type="float" office:value="9922576" calcext:value-type="float">
            <text:p>9922576</text:p>
          </table:table-cell>
          <table:table-cell office:value-type="float" office:value="0.0000015117042187432" calcext:value-type="float">
            <text:p>1,5117042187432E-06</text:p>
          </table:table-cell>
          <table:table-cell/>
          <table:table-cell table:formula="of:=[.$G$40]*[.E18:.E53]" office:value-type="float" office:value="0.0000041571866015438" calcext:value-type="float">
            <text:p>4,1571866015438E-06</text:p>
          </table:table-cell>
          <table:table-cell table:formula="of:=[.$H$40]*[.G18]" office:value-type="float" office:value="0.00000291003062108066" calcext:value-type="float">
            <text:p>2,91003062108066E-06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  <table:table-cell office:value-type="float" office:value="13" calcext:value-type="float">
            <text:p>13</text:p>
          </table:table-cell>
          <table:table-cell office:value-type="float" office:value="9922576" calcext:value-type="float">
            <text:p>9922576</text:p>
          </table:table-cell>
          <table:table-cell office:value-type="float" office:value="0.0000013101436562441" calcext:value-type="float">
            <text:p>1,3101436562441E-06</text:p>
          </table:table-cell>
          <table:table-cell table:formula="of:=[.O$40]*[.N18]" office:value-type="float" office:value="0.00000151780142575879" calcext:value-type="float">
            <text:p>1,51780142575879E-06</text:p>
          </table:table-cell>
          <table:table-cell table:formula="of:=[.H18]-[.O18]" office:value-type="float" office:value="0.00000139222919532187" calcext:value-type="float">
            <text:p>1,39222919532187E-06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orth Carolina</text:p>
          </table:table-cell>
          <table:table-cell office:value-type="float" office:value="12" calcext:value-type="float">
            <text:p>12</text:p>
          </table:table-cell>
          <table:table-cell office:value-type="float" office:value="10042802" calcext:value-type="float">
            <text:p>10042802</text:p>
          </table:table-cell>
          <table:table-cell office:value-type="float" office:value="0.00000119488565043899" calcext:value-type="float">
            <text:p>1,19488565043899E-06</text:p>
          </table:table-cell>
          <table:table-cell/>
          <table:table-cell table:formula="of:=[.$G$40]*[.E22:.E57]" office:value-type="float" office:value="0.00000328593553870722" calcext:value-type="float">
            <text:p>3,28593553870722E-06</text:p>
          </table:table-cell>
          <table:table-cell table:formula="of:=[.$H$40]*[.G22]" office:value-type="float" office:value="0.00000230015487709506" calcext:value-type="float">
            <text:p>2,30015487709506E-06</text:p>
          </table:table-cell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North Carolina</text:p>
          </table:table-cell>
          <table:table-cell office:value-type="float" office:value="12" calcext:value-type="float">
            <text:p>12</text:p>
          </table:table-cell>
          <table:table-cell office:value-type="float" office:value="10042802" calcext:value-type="float">
            <text:p>10042802</text:p>
          </table:table-cell>
          <table:table-cell office:value-type="float" office:value="0.00000119488565043899" calcext:value-type="float">
            <text:p>1,19488565043899E-06</text:p>
          </table:table-cell>
          <table:table-cell table:formula="of:=[.O$40]*[.N22]" office:value-type="float" office:value="0.00000138427502603357" calcext:value-type="float">
            <text:p>1,38427502603357E-06</text:p>
          </table:table-cell>
          <table:table-cell table:formula="of:=[.H22]-[.O22]" office:value-type="float" office:value="0.000000915879851061486" calcext:value-type="float">
            <text:p>9,15879851061486E-07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New Jersey</text:p>
          </table:table-cell>
          <table:table-cell office:value-type="float" office:value="12" calcext:value-type="float">
            <text:p>12</text:p>
          </table:table-cell>
          <table:table-cell office:value-type="float" office:value="8958013" calcext:value-type="float">
            <text:p>8958013</text:p>
          </table:table-cell>
          <table:table-cell office:value-type="float" office:value="0.00000133958278470906" calcext:value-type="float">
            <text:p>1,33958278470906E-06</text:p>
          </table:table-cell>
          <table:table-cell/>
          <table:table-cell table:formula="of:=[.$G$40]*[.E23:.E58]" office:value-type="float" office:value="0.00000368385265794991" calcext:value-type="float">
            <text:p>3,68385265794991E-06</text:p>
          </table:table-cell>
          <table:table-cell table:formula="of:=[.$H$40]*[.G23]" office:value-type="float" office:value="0.00000257869686056494" calcext:value-type="float">
            <text:p>2,57869686056494E-06</text:p>
          </table:table-cell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New Jersey</text:p>
          </table:table-cell>
          <table:table-cell office:value-type="float" office:value="13" calcext:value-type="float">
            <text:p>13</text:p>
          </table:table-cell>
          <table:table-cell office:value-type="float" office:value="8958013" calcext:value-type="float">
            <text:p>8958013</text:p>
          </table:table-cell>
          <table:table-cell office:value-type="float" office:value="0.00000145121468343482" calcext:value-type="float">
            <text:p>1,45121468343482E-06</text:p>
          </table:table-cell>
          <table:table-cell table:formula="of:=[.O$40]*[.N23]" office:value-type="float" office:value="0.00000168123221075924" calcext:value-type="float">
            <text:p>1,68123221075924E-06</text:p>
          </table:table-cell>
          <table:table-cell table:formula="of:=[.H23]-[.O23]" office:value-type="float" office:value="0.000000897464649805702" calcext:value-type="float">
            <text:p>8,97464649805702E-07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office:value-type="float" office:value="32" calcext:value-type="float">
            <text:p>32</text:p>
          </table:table-cell>
          <table:table-cell office:value-type="float" office:value="19795791" calcext:value-type="float">
            <text:p>19795791</text:p>
          </table:table-cell>
          <table:table-cell office:value-type="float" office:value="0.00000161650524598891" calcext:value-type="float">
            <text:p>1,61650524598891E-06</text:p>
          </table:table-cell>
          <table:table-cell/>
          <table:table-cell table:formula="of:=[.$G$40]*[.E26:.E61]" office:value-type="float" office:value="0.0000044453894264695" calcext:value-type="float">
            <text:p>4,4453894264695E-06</text:p>
          </table:table-cell>
          <table:table-cell table:formula="of:=[.$H$40]*[.G26]" office:value-type="float" office:value="0.00000311177259852865" calcext:value-type="float">
            <text:p>3,11177259852865E-06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office:value-type="float" office:value="35" calcext:value-type="float">
            <text:p>35</text:p>
          </table:table-cell>
          <table:table-cell office:value-type="float" office:value="19795791" calcext:value-type="float">
            <text:p>19795791</text:p>
          </table:table-cell>
          <table:table-cell office:value-type="float" office:value="0.00000176805261280037" calcext:value-type="float">
            <text:p>1,76805261280037E-06</text:p>
          </table:table-cell>
          <table:table-cell table:formula="of:=[.O$40]*[.N26]" office:value-type="float" office:value="0.00000204828895192923" calcext:value-type="float">
            <text:p>2,04828895192923E-06</text:p>
          </table:table-cell>
          <table:table-cell table:formula="of:=[.H26]-[.O26]" office:value-type="float" office:value="0.00000106348364659942" calcext:value-type="float">
            <text:p>1,06348364659942E-06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  <table:table-cell office:value-type="float" office:value="14" calcext:value-type="float">
            <text:p>14</text:p>
          </table:table-cell>
          <table:table-cell office:value-type="float" office:value="11613423" calcext:value-type="float">
            <text:p>11613423</text:p>
          </table:table-cell>
          <table:table-cell office:value-type="float" office:value="0.00000120550159931314" calcext:value-type="float">
            <text:p>1,20550159931314E-06</text:p>
          </table:table-cell>
          <table:table-cell/>
          <table:table-cell table:formula="of:=[.$G$40]*[.E27:.E62]" office:value-type="float" office:value="0.00000331512939811113" calcext:value-type="float">
            <text:p>3,31512939811113E-06</text:p>
          </table:table-cell>
          <table:table-cell table:formula="of:=[.$H$40]*[.G27]" office:value-type="float" office:value="0.00000232059057867779" calcext:value-type="float">
            <text:p>2,32059057867779E-06</text:p>
          </table:table-cell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  <table:table-cell office:value-type="float" office:value="17" calcext:value-type="float">
            <text:p>17</text:p>
          </table:table-cell>
          <table:table-cell office:value-type="float" office:value="11613423" calcext:value-type="float">
            <text:p>11613423</text:p>
          </table:table-cell>
          <table:table-cell office:value-type="float" office:value="0.00000146382337059453" calcext:value-type="float">
            <text:p>1,46382337059453E-06</text:p>
          </table:table-cell>
          <table:table-cell table:formula="of:=[.O$40]*[.N27]" office:value-type="float" office:value="0.00000169583937483376" calcext:value-type="float">
            <text:p>1,69583937483376E-06</text:p>
          </table:table-cell>
          <table:table-cell table:formula="of:=[.H27]-[.O27]" office:value-type="float" office:value="0.000000624751203844032" calcext:value-type="float">
            <text:p>6,24751203844032E-07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ennsylvania</text:p>
          </table:table-cell>
          <table:table-cell office:value-type="float" office:value="13" calcext:value-type="float">
            <text:p>13</text:p>
          </table:table-cell>
          <table:table-cell office:value-type="float" office:value="12802503" calcext:value-type="float">
            <text:p>12802503</text:p>
          </table:table-cell>
          <table:table-cell office:value-type="float" office:value="0.00000101542643653354" calcext:value-type="float">
            <text:p>1,01542643653354E-06</text:p>
          </table:table-cell>
          <table:table-cell/>
          <table:table-cell table:formula="of:=[.$G$40]*[.E30:.E65]" office:value-type="float" office:value="0.00000279242270046723" calcext:value-type="float">
            <text:p>2,79242270046723E-06</text:p>
          </table:table-cell>
          <table:table-cell table:formula="of:=[.$H$40]*[.G30]" office:value-type="float" office:value="0.00000195469589032706" calcext:value-type="float">
            <text:p>1,95469589032706E-06</text:p>
          </table:table-cell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ennsylvania</text:p>
          </table:table-cell>
          <table:table-cell office:value-type="float" office:value="23" calcext:value-type="float">
            <text:p>23</text:p>
          </table:table-cell>
          <table:table-cell office:value-type="float" office:value="12802503" calcext:value-type="float">
            <text:p>12802503</text:p>
          </table:table-cell>
          <table:table-cell office:value-type="float" office:value="0.0000017965236954055" calcext:value-type="float">
            <text:p>1,7965236954055E-06</text:p>
          </table:table-cell>
          <table:table-cell table:formula="of:=[.O$40]*[.N30]" office:value-type="float" office:value="0.00000208127270112727" calcext:value-type="float">
            <text:p>2,08127270112727E-06</text:p>
          </table:table-cell>
          <table:table-cell table:formula="of:=[.H30]-[.O30]" office:value-type="float" office:value="-0.000000126576810800207" calcext:value-type="float">
            <text:p>-1,26576810800207E-07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outh Carolina</text:p>
          </table:table-cell>
          <table:table-cell office:value-type="float" office:value="6" calcext:value-type="float">
            <text:p>6</text:p>
          </table:table-cell>
          <table:table-cell office:value-type="float" office:value="4896146" calcext:value-type="float">
            <text:p>4896146</text:p>
          </table:table-cell>
          <table:table-cell office:value-type="float" office:value="0.00000122545365273013" calcext:value-type="float">
            <text:p>1,22545365273013E-06</text:p>
          </table:table-cell>
          <table:table-cell/>
          <table:table-cell table:formula="of:=[.$G$40]*[.E31:.E66]" office:value-type="float" office:value="0.00000336999754500786" calcext:value-type="float">
            <text:p>3,36999754500786E-06</text:p>
          </table:table-cell>
          <table:table-cell table:formula="of:=[.$H$40]*[.G31]" office:value-type="float" office:value="0.0000023589982815055" calcext:value-type="float">
            <text:p>2,3589982815055E-06</text:p>
          </table:table-cell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outh Carolina</text:p>
          </table:table-cell>
          <table:table-cell office:value-type="float" office:value="13" calcext:value-type="float">
            <text:p>13</text:p>
          </table:table-cell>
          <table:table-cell office:value-type="float" office:value="4896146" calcext:value-type="float">
            <text:p>4896146</text:p>
          </table:table-cell>
          <table:table-cell office:value-type="float" office:value="0.00000265514958091528" calcext:value-type="float">
            <text:p>2,65514958091528E-06</text:p>
          </table:table-cell>
          <table:table-cell table:formula="of:=[.O$40]*[.N31]" office:value-type="float" office:value="0.00000307599078949035" calcext:value-type="float">
            <text:p>3,07599078949035E-06</text:p>
          </table:table-cell>
          <table:table-cell table:formula="of:=[.H31]-[.O31]" office:value-type="float" office:value="-0.000000716992507984852" calcext:value-type="float">
            <text:p>-7,16992507984852E-07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  <table:table-cell office:value-type="float" office:value="8" calcext:value-type="float">
            <text:p>8</text:p>
          </table:table-cell>
          <table:table-cell office:value-type="float" office:value="6600299" calcext:value-type="float">
            <text:p>6600299</text:p>
          </table:table-cell>
          <table:table-cell office:value-type="float" office:value="0.00000121206630184481" calcext:value-type="float">
            <text:p>1,21206630184481E-06</text:p>
          </table:table-cell>
          <table:table-cell/>
          <table:table-cell table:formula="of:=[.$G$40]*[.E32:.E67]" office:value-type="float" office:value="0.00000333318233007323" calcext:value-type="float">
            <text:p>3,33318233007323E-06</text:p>
          </table:table-cell>
          <table:table-cell table:formula="of:=[.$H$40]*[.G32]" office:value-type="float" office:value="0.00000233322763105126" calcext:value-type="float">
            <text:p>2,33322763105126E-06</text:p>
          </table:table-cell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  <table:table-cell office:value-type="float" office:value="16" calcext:value-type="float">
            <text:p>16</text:p>
          </table:table-cell>
          <table:table-cell office:value-type="float" office:value="6600299" calcext:value-type="float">
            <text:p>6600299</text:p>
          </table:table-cell>
          <table:table-cell office:value-type="float" office:value="0.00000242413260368962" calcext:value-type="float">
            <text:p>2,42413260368962E-06</text:p>
          </table:table-cell>
          <table:table-cell table:formula="of:=[.O$40]*[.N32]" office:value-type="float" office:value="0.00000280835762137443" calcext:value-type="float">
            <text:p>2,80835762137443E-06</text:p>
          </table:table-cell>
          <table:table-cell table:formula="of:=[.H32]-[.O32]" office:value-type="float" office:value="-0.000000475129990323166" calcext:value-type="float">
            <text:p>-4,75129990323166E-07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irginia</text:p>
          </table:table-cell>
          <table:table-cell office:value-type="float" office:value="30" calcext:value-type="float">
            <text:p>30</text:p>
          </table:table-cell>
          <table:table-cell office:value-type="float" office:value="8382993" calcext:value-type="float">
            <text:p>8382993</text:p>
          </table:table-cell>
          <table:table-cell office:value-type="float" office:value="0.00000357867410840019" calcext:value-type="float">
            <text:p>3,57867410840019E-06</text:p>
          </table:table-cell>
          <table:table-cell/>
          <table:table-cell table:formula="of:=[.$G$40]*[.E35:.E70]" office:value-type="float" office:value="0.00000984135379810052" calcext:value-type="float">
            <text:p>9,84135379810052E-06</text:p>
          </table:table-cell>
          <table:table-cell table:formula="of:=[.$H$40]*[.G35]" office:value-type="float" office:value="0.00000688894765867037" calcext:value-type="float">
            <text:p>6,88894765867037E-06</text:p>
          </table:table-cell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Virginia</text:p>
          </table:table-cell>
          <table:table-cell office:value-type="float" office:value="12" calcext:value-type="float">
            <text:p>12</text:p>
          </table:table-cell>
          <table:table-cell office:value-type="float" office:value="8382993" calcext:value-type="float">
            <text:p>8382993</text:p>
          </table:table-cell>
          <table:table-cell office:value-type="float" office:value="0.00000143146964336007" calcext:value-type="float">
            <text:p>1,43146964336007E-06</text:p>
          </table:table-cell>
          <table:table-cell table:formula="of:=[.O$40]*[.N35]" office:value-type="float" office:value="0.00000165835758183264" calcext:value-type="float">
            <text:p>1,65835758183264E-06</text:p>
          </table:table-cell>
          <table:table-cell table:formula="of:=[.H35]-[.O35]" office:value-type="float" office:value="0.00000523059007683773" calcext:value-type="float">
            <text:p>5,23059007683773E-06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table:style-name="ce1" office:value-type="string" calcext:value-type="string">
            <text:p>Zeit vergleich factor</text:p>
          </table:table-cell>
          <table:table-cell table:style-name="ce1" office:value-type="string" calcext:value-type="string">
            <text:p>discount</text:p>
          </table:table-cell>
          <table:table-cell table:number-columns-repeated="6"/>
          <table:table-cell table:style-name="ce1" office:value-type="string" calcext:value-type="string">
            <text:p>15,85% Bevölkerung</text:p>
          </table:table-cell>
          <table:table-cell/>
        </table:table-row>
        <table:table-row table:style-name="ro1">
          <table:table-cell table:number-columns-repeated="14"/>
          <table:table-cell table:style-name="ce1" office:value-type="string" calcext:value-type="string">
            <text:p>Abschlag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2006-2014</text:p>
          </table:table-cell>
          <table:table-cell table:number-columns-repeated="3"/>
          <table:table-cell office:value-type="float" office:value="2.75" calcext:value-type="float">
            <text:p>2,75</text:p>
          </table:table-cell>
          <table:table-cell office:value-type="float" office:value="0.7" calcext:value-type="float">
            <text:p>0,7</text:p>
          </table:table-cell>
          <table:table-cell table:number-columns-repeated="3"/>
          <table:table-cell table:style-name="ce1" office:value-type="string" calcext:value-type="string">
            <text:p>1984-2005</text:p>
          </table:table-cell>
          <table:table-cell table:number-columns-repeated="2"/>
          <table:table-cell office:value-type="float" office:value="1.1585" calcext:value-type="float">
            <text:p>1,1585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TBW</text:p>
          </table:table-cell>
          <table:table-cell table:formula="of:=STDEV([.P2:.P37])" office:value-type="float" office:value="0.00000133012374031465" calcext:value-type="float">
            <text:p>1,33012374031465E-0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Mittelwert</text:p>
          </table:table-cell>
          <table:table-cell table:formula="of:=AVERAGE([.P2:.P37])" office:value-type="float" office:value="0.000000667083154753783" calcext:value-type="float">
            <text:p>6,67083154753783E-0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4"/>
          <table:table-cell office:value-type="string" calcext:value-type="string">
            <text:p>z</text:p>
          </table:table-cell>
          <table:table-cell table:formula="of:=([.P35]-[.P42])/[.P41]" office:value-type="float" office:value="3.43088900962283" calcext:value-type="float">
            <text:p>3,430889009622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.00.0000</text:date>, <text:time style:data-style-name="N2" text:time-value="14:06:57.3810379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2:30:20.395304237</meta:creation-date>
    <dc:date>2017-01-17T16:50:39.049107059</dc:date>
    <meta:editing-duration>PT2H47M22S</meta:editing-duration>
    <meta:editing-cycles>4</meta:editing-cycles>
    <meta:generator>LibreOffice/5.2.4.2.1$Linux_X86_64 LibreOffice_project/20m0$Build-2</meta:generator>
    <meta:document-statistic meta:table-count="1" meta:cell-count="261" meta:object-count="0"/>
  </office:meta>
</office:document-meta>
</file>